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center"/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Paragraphedeliste" style:list-style-name="LFO1" style:family="paragraph">
      <style:text-properties fo:language="en" fo:country="US"/>
    </style:style>
    <style:style style:name="P7" style:parent-style-name="Paragraphedeliste" style:family="paragraph">
      <style:text-properties fo:language="en" fo:country="US"/>
    </style:style>
    <style:style style:name="P8" style:parent-style-name="Paragraphedeliste" style:family="paragraph">
      <style:text-properties fo:language="en" fo:country="US"/>
    </style:style>
    <style:style style:name="P9" style:parent-style-name="Paragraphedeliste" style:list-style-name="LFO1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Paragraphedeliste" style:list-style-name="LFO1" style:family="paragraph">
      <style:text-properties fo:language="en" fo:country="US"/>
    </style:style>
    <style:style style:name="P12" style:parent-style-name="Paragraphedeliste" style:family="paragraph">
      <style:text-properties fo:language="en" fo:country="US"/>
    </style:style>
  </office:automatic-styles>
  <office:body>
    <office:text text:use-soft-page-breaks="true">
      <text:p text:style-name="P1">IRON MAN PROJECT</text:p>
      <text:p text:style-name="P2">RISK ASSESSMENT</text:p>
      <text:p text:style-name="P3"/>
      <text:p text:style-name="P4"/>
      <text:p text:style-name="P5">In this document we will see three major threats that could<text:s/>possibly happen during the project. Once they have been<text:s/>identified, <text:s/>this document will list tree possible solutions for each threat. The Gantt<text:s/>chart<text:s/>will<text:s/>have to be amended with every threat and solution<text:s/></text:p>
      <text:list text:style-name="LFO1" text:continue-numbering="true">
        <text:list-item>
          <text:p text:style-name="P6">As this Iron Man suit project relies<text:s/>on<text:s/>human<text:s/>beings<text:s/>to be realized, <text:s/>the<text:s/>execution<text:s/>of the project might be affected by potential<text:s/>absences<text:s/>of the working team. <text:s/>One or more working member may be sick. Also considering eventual life<text:s/>events like holiday, birth and death. In this case, we would have to recruit another developer or<text:s/>engineer<text:s/>to fulfill the vacant job. We<text:s/>must<text:s/>prepare backup plans for every single<text:s/>position<text:s/>inside the team. Names of the developers and<text:s/>engineers<text:s/>should be modified every time there is<text:s/>a<text:s/>change inside our team.</text:p>
        </text:list-item>
      </text:list>
      <text:p text:style-name="P7"/>
      <text:p text:style-name="P8"/>
      <text:list text:style-name="LFO1" text:continue-numbering="true">
        <text:list-item>
          <text:p text:style-name="P9">The<text:s/>other major risk is that the project might be affected by technical issues on the printer by for<text:s/>example<text:s/>raw material. The<text:s/>first<text:s/>thing we will have to check<text:s/>is whether<text:s/>the problem comes from the printer or the material, or rather<text:s/>from a default in our models.<text:s/>If the problem comes from the models, we will have to modify them consequently to make them fit both the requirements and the capacities of the printer. However,<text:s/>if it comes from the printer or<text:s/>the<text:s/>raw<text:s/>materials, we will have to<text:s/>call the supplier’s guarantee and make him exchange the faulty equipment for a new one. In case he refuses, we would have to summon him through our legal department. Nevertheless, we would have to<text:s/>look for new<text:s/>equipement<text:s/>on the Internet in order to possibly buy them, and then we will need to modify our budget request and documents.<text:s/>That means that the<text:s/>Gantt<text:s/>chart<text:s/>and every document<text:s/>convened<text:s/>will have to be modified to fit the new specification of the machine and the<text:s/>materials, including the new budget need.</text:p>
        </text:list-item>
      </text:list>
      <text:p text:style-name="P10"/>
      <text:list text:style-name="LFO1" text:continue-numbering="true">
        <text:list-item>
          <text:p text:style-name="P11">To finish the most<text:s/>important<text:s/>threat<text:s/>that<text:s/>we could face , would be that after printing and robotizing the suit , we<text:s/>realize<text:s/>that it is not solid<text:s/>enough to be freely moved and shipped wherever we need<text:s/>it. For<text:s/>example, if it breaks during transport, or even worse , during a showcase. In that case, without a backup plan , we would have to start the project all over again . To avoid this<text:s/>inconvenience, we will be on different suits during the project, with different specifications<text:s/>, including the weight, the width and the height. Also, before printing the real suit, the team will be working on prototype<text:s/>that<text:s/>will be<text:s/>thoroughly<text:s/>tested in real<text:s/>conditions, in order to ensure that the final suit is ready<text:s/>for<text:s/>shipping<text:s/>and showcasing.<text:s/>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ie Kimpuela</meta:initial-creator>
    <dc:creator>Lodi Hanna (DHL SY)</dc:creator>
    <meta:creation-date>2022-11-06T21:25:00Z</meta:creation-date>
    <dc:date>2022-11-06T22:29:00Z</dc:date>
    <meta:template xlink:href="Normal" xlink:type="simple"/>
    <meta:editing-cycles>3</meta:editing-cycles>
    <meta:editing-duration>PT0S</meta:editing-duration>
    <meta:user-defined meta:name="MSIP_Label_736915f3-2f02-4945-8997-f2963298db46_Enabled">true</meta:user-defined>
    <meta:user-defined meta:name="MSIP_Label_736915f3-2f02-4945-8997-f2963298db46_SetDate">2022-11-06T22:29:18Z</meta:user-defined>
    <meta:user-defined meta:name="MSIP_Label_736915f3-2f02-4945-8997-f2963298db46_Method">Standard</meta:user-defined>
    <meta:user-defined meta:name="MSIP_Label_736915f3-2f02-4945-8997-f2963298db46_Name">Internal</meta:user-defined>
    <meta:user-defined meta:name="MSIP_Label_736915f3-2f02-4945-8997-f2963298db46_SiteId">cd99fef8-1cd3-4a2a-9bdf-15531181d65e</meta:user-defined>
    <meta:user-defined meta:name="MSIP_Label_736915f3-2f02-4945-8997-f2963298db46_ActionId">990b0005-45a7-4764-aa48-8a98da6ee54e</meta:user-defined>
    <meta:user-defined meta:name="MSIP_Label_736915f3-2f02-4945-8997-f2963298db46_ContentBits">1</meta:user-defined>
    <meta:document-statistic meta:page-count="1" meta:paragraph-count="5" meta:word-count="386" meta:character-count="2582" meta:row-count="18" meta:non-whitespace-character-count="2201"/>
  </office:meta>
</office:document-meta>
</file>